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waitingTimeAtStation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2">
          <table:table-cell office:value-type="float" office:value="20407">
            <text:p>2040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08">
            <text:p>2040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09">
            <text:p>2040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38">
            <text:p>2043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39">
            <text:p>2043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69">
            <text:p>2046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4">
            <text:p>20654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5">
            <text:p>2065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6">
            <text:p>2065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7">
            <text:p>2065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8">
            <text:p>2065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6">
            <text:p>2068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7">
            <text:p>2068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8">
            <text:p>2068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717">
            <text:p>2071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18">
            <text:p>2071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59">
            <text:p>2065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0">
            <text:p>2016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70">
            <text:p>2047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19">
            <text:p>2071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10">
            <text:p>2041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40">
            <text:p>2044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89">
            <text:p>2068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91">
            <text:p>2019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06">
            <text:p>20406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9">
            <text:p>2015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1">
            <text:p>2016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37">
            <text:p>2043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53">
            <text:p>20653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85">
            <text:p>2068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90">
            <text:p>2019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05">
            <text:p>20405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0">
            <text:p>2066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8">
            <text:p>20158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21">
            <text:p>2022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1">
            <text:p>14451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11">
            <text:p>2041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6">
            <text:p>2066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68">
            <text:p>2046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89">
            <text:p>2018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7">
            <text:p>20157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71">
            <text:p>2047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5">
            <text:p>2066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82">
            <text:p>1448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2">
            <text:p>20162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0">
            <text:p>1445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2">
            <text:p>1445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70">
            <text:p>2067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20">
            <text:p>2022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9">
            <text:p>2066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90">
            <text:p>2069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97">
            <text:p>2069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20">
            <text:p>2042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41">
            <text:p>2044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2:Tabelle1.G5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5:0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Roth</meta:initial-creator>
    <meta:creation-date>2014-05-02T14:18:06.25</meta:creation-date>
    <meta:generator>OpenOffice/4.0.1$Win32 OpenOffice.org_project/401m5$Build-9714</meta:generator>
    <dc:date>2014-05-02T15:06:33.50</dc:date>
    <dc:creator>Anita Roth</dc:creator>
    <meta:editing-duration>PT41M11S</meta:editing-duration>
    <meta:editing-cycles>1</meta:editing-cycles>
    <meta:document-statistic meta:table-count="3" meta:cell-count="383" meta:object-count="0"/>
  </office:meta>
</office:document-meta>
</file>